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 table:number-rows-repeated="1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6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4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3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00-00-00</text:date>, <text:time style:data-style-name="N2" text:time-value="17:16:36.656655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13T18:24:58.887495911</dc:date>
    <meta:editing-duration>P2DT1H2M52S</meta:editing-duration>
    <meta:editing-cycles>170</meta:editing-cycles>
    <meta:generator>LibreOffice/24.8.4.2$Linux_X86_64 LibreOffice_project/480$Build-2</meta:generator>
    <meta:document-statistic meta:table-count="8" meta:cell-count="669" meta:object-count="0"/>
  </office:meta>
</office:document-meta>
</file>